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52.33mm" svg:height="148.84mm" svg:x="93.03mm" svg:y="0mm">
            <loext:p draw:notify-on-update-of-ranges="Sheet1.A2:Sheet1.A131 Sheet1.B2:Sheet1.B1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67.91mm" svg:height="144.14mm" svg:x="343.19mm" svg:y="0mm">
            <loext:p draw:notify-on-update-of-ranges="Sheet1.A2:Sheet1.A1201 Sheet1.D2:Sheet1.D12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80.21mm" svg:height="136.02mm" svg:x="93.75mm" svg:y="146.49mm">
            <loext:p draw:notify-on-update-of-ranges="Sheet1.A2:Sheet1.A131 Sheet1.B2:Sheet1.B1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438.96mm" svg:height="139.27mm" svg:x="473.41mm" svg:y="145.05mm">
            <loext:p draw:notify-on-update-of-ranges="Sheet1.A2:Sheet1.A1201 Sheet1.D2:Sheet1.D12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91.32mm" svg:y="542.87mm">
            <loext:p draw:notify-on-update-of-ranges="Sheet1.A2:Sheet1.A131 Sheet1.B2:Sheet1.B131 Sheet1.C2:Sheet1.C131 Sheet1.D2:Sheet1.D1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diehard</text:p>
          </table:table-cell>
          <table:table-cell/>
          <table:table-cell office:value-type="string" calcext:value-type="string">
            <text:p>R-pentom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/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00-00-00</text:date>, <text:time style:data-style-name="N2" text:time-value="15:25:37.6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3:01:25.472000000</meta:creation-date>
    <dc:date>2016-11-13T15:31:36.090000000</dc:date>
    <meta:editing-duration>PT3H27M5S</meta:editing-duration>
    <meta:editing-cycles>19</meta:editing-cycles>
    <meta:generator>LibreOffice/5.2.1.2$Windows_x86 LibreOffice_project/31dd62db80d4e60af04904455ec9c9219178d620</meta:generator>
    <meta:document-statistic meta:table-count="1" meta:cell-count="266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1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34cm" svg:height="14.885cm" xlink:href=".." xlink:type="simple" chart:class="chart:scatter" chart:style-name="ch1">
        <chart:title svg:x="8.53cm" svg:y="0.433cm" chart:style-name="ch2">
          <text:p>'Diehard' population for each generation</text:p>
        </chart:title>
        <chart:plot-area chart:style-name="ch3" table:cell-range-address="Sheet1.A2:Sheet1.B131" svg:x="1.497cm" svg:y="1.59cm" svg:width="23.232cm" svg:height="11.956cm">
          <chartooo:coordinate-region svg:x="2.136cm" svg:y="1.785cm" svg:width="22.3cm" svg:height="11.122cm"/>
          <chart:axis chart:dimension="x" chart:name="primary-x" chart:style-name="ch4">
            <chart:title svg:x="12.306cm" svg:y="13.844cm" chart:style-name="ch5">
              <text:p>generation</text:p>
            </chart:title>
          </chart:axis>
          <chart:axis chart:dimension="y" chart:name="primary-y" chart:style-name="ch6">
            <chart:title svg:x="0.45cm" svg:y="8.357cm" chart:style-name="ch7">
              <text:p>population</text:p>
            </chart:title>
            <chart:grid chart:style-name="ch8" chart:class="major"/>
          </chart:axis>
          <chart:series chart:style-name="ch9" chart:values-cell-range-address="Sheet1.B2:Sheet1.B131" chart:class="chart:scatter">
            <chart:domain table:cell-range-address="Sheet1.A2:Sheet1.A131"/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31</svg:desc>
                </draw:g>
              </table:table-cell>
              <table:table-cell office:value-type="float" office:value="7">
                <text:p>7</text:p>
                <draw:g>
                  <svg:desc>Sheet1.B2:Sheet1.B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6.792cm" svg:height="14.415cm" xlink:href=".." xlink:type="simple" chart:class="chart:scatter" chart:style-name="ch1">
        <chart:title svg:x="123.806cm" svg:y="0.424cm" chart:style-name="ch2">
          <text:p>'R-pentomino' population for each generation</text:p>
        </chart:title>
        <chart:plot-area chart:style-name="ch3" table:cell-range-address="Sheet1.A2:Sheet1.A1201 Sheet1.D2:Sheet1.D1201" svg:x="6.129cm" svg:y="1.517cm" svg:width="245.528cm" svg:height="11.646cm">
          <chartooo:coordinate-region svg:x="6.962cm" svg:y="1.713cm" svg:width="244.305cm" svg:height="10.811cm"/>
          <chart:axis chart:dimension="x" chart:name="primary-x" chart:style-name="ch4">
            <chart:title svg:x="128.086cm" svg:y="13.452cm" chart:style-name="ch5">
              <text:p>generation</text:p>
            </chart:title>
          </chart:axis>
          <chart:axis chart:dimension="y" chart:name="primary-y" chart:style-name="ch6">
            <chart:title svg:x="0.451cm" svg:y="8.129cm" chart:style-name="ch7">
              <text:p>population</text:p>
            </chart:title>
            <chart:grid chart:style-name="ch8" chart:class="major"/>
          </chart:axis>
          <chart:series chart:style-name="ch9" chart:values-cell-range-address="Sheet1.D2:Sheet1.D1201" chart:class="chart:scatter">
            <chart:domain table:cell-range-address="Sheet1.A2:Sheet1.A1201"/>
            <chart:data-point chart:repeated="1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01</svg:desc>
                </draw:g>
              </table:table-cell>
              <table:table-cell office:value-type="float" office:value="5">
                <text:p>5</text:p>
                <draw:g>
                  <svg:desc>Sheet1.D2:Sheet1.D1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8.022cm" svg:height="13.603cm" xlink:href=".." xlink:type="simple" chart:class="chart:scatter" chart:style-name="ch1">
        <chart:plot-area chart:style-name="ch2" table:cell-range-address="Sheet1.A2:Sheet1.B131" svg:x="0.76cm" svg:y="0.272cm" svg:width="36.502cm" svg:height="13.059cm">
          <chartooo:coordinate-region svg:x="1.399cm" svg:y="0.468cm" svg:width="35.57cm" svg:height="12.22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131" chart:class="chart:scatter">
            <chart:domain table:cell-range-address="Sheet1.A2:Sheet1.A131"/>
            <chart:data-point chart:repeated="13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31</svg:desc>
                </draw:g>
              </table:table-cell>
              <table:table-cell office:value-type="float" office:value="7">
                <text:p>7</text:p>
                <draw:g>
                  <svg:desc>Sheet1.B2:Sheet1.B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3.897cm" svg:height="13.928cm" xlink:href=".." xlink:type="simple" chart:class="chart:scatter" chart:style-name="ch1">
        <chart:plot-area chart:style-name="ch2" table:cell-range-address="Sheet1.A2:Sheet1.A1201 Sheet1.D2:Sheet1.D1201" svg:x="4.877cm" svg:y="0.278cm" svg:width="234.143cm" svg:height="13.372cm">
          <chartooo:coordinate-region svg:x="5.71cm" svg:y="0.474cm" svg:width="232.92cm" svg:height="12.53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201" chart:class="chart:scatter">
            <chart:domain table:cell-range-address="Sheet1.A2:Sheet1.A1201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01</svg:desc>
                </draw:g>
              </table:table-cell>
              <table:table-cell office:value-type="float" office:value="5">
                <text:p>5</text:p>
                <draw:g>
                  <svg:desc>Sheet1.D2:Sheet1.D1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746cm" svg:y="3.47cm" style:legend-expansion="high" chart:style-name="ch2"/>
        <chart:plot-area chart:style-name="ch3" table:cell-range-address="Sheet1.A2:Sheet1.D131" svg:x="0.32cm" svg:y="0.18cm" svg:width="13.10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3cm" svg:y="0.188cm" svg:width="12.273cm" svg:height="7.6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2:Sheet1.A131" chart:class="chart:area">
            <chart:data-point chart:repeated="130"/>
          </chart:series>
          <chart:series chart:style-name="ch7" chart:values-cell-range-address="Sheet1.B2:Sheet1.B131" chart:class="chart:area">
            <chart:data-point chart:repeated="130"/>
          </chart:series>
          <chart:series chart:style-name="ch8" chart:values-cell-range-address="Sheet1.C2:Sheet1.C131" chart:class="chart:area">
            <chart:data-point chart:repeated="130"/>
          </chart:series>
          <chart:series chart:style-name="ch9" chart:values-cell-range-address="Sheet1.D2:Sheet1.D131" chart:class="chart:area"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31</svg:desc>
                </draw:g>
              </table:table-cell>
              <table:table-cell office:value-type="float" office:value="7">
                <text:p>7</text:p>
                <draw:g>
                  <svg:desc>Sheet1.B2:Sheet1.B131</svg:desc>
                </draw:g>
              </table:table-cell>
              <table:table-cell office:value-type="float" office:value="1">
                <text:p>1</text:p>
                <draw:g>
                  <svg:desc>Sheet1.C2:Sheet1.C131</svg:desc>
                </draw:g>
              </table:table-cell>
              <table:table-cell office:value-type="float" office:value="5">
                <text:p>5</text:p>
                <draw:g>
                  <svg:desc>Sheet1.D2:Sheet1.D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61">
                <text:p>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  <table:table-cell office:value-type="float" office:value="93">
                <text:p>9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3">
                <text:p>23</text:p>
              </table:table-cell>
              <table:table-cell office:value-type="float" office:value="98">
                <text:p>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3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7">
                <text:p>17</text:p>
              </table:table-cell>
              <table:table-cell office:value-type="float" office:value="102">
                <text:p>1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  <table:table-cell office:value-type="float" office:value="104">
                <text:p>1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106">
                <text:p>1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5">
                <text:p>15</text:p>
              </table:table-cell>
              <table:table-cell office:value-type="float" office:value="108">
                <text:p>10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111">
                <text:p>1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3">
                <text:p>23</text:p>
              </table:table-cell>
              <table:table-cell office:value-type="float" office:value="113">
                <text:p>1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114">
                <text:p>1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115">
                <text:p>1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117">
                <text:p>1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118">
                <text:p>1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">
                <text:p>13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  <table:table-cell office:value-type="float" office:value="129">
                <text:p>1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